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1.080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12.1468258064516">
            <text:p>12.1468258065</text:p>
          </table:table-cell>
          <table:table-cell>
            <draw:frame table:end-cell-address="Tabelle1.Y97" table:end-x="0.6697in" table:end-y="0.1622in" draw:z-index="0" draw:style-name="gr1" draw:text-style-name="P1" svg:width="20.185in" svg:height="15.6677in" svg:x="0.0433in" svg:y="0.0358in">
              <draw:object draw:notify-on-update-of-ranges="Tabelle1.B1:Tabelle1.B9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.1736210526316">
            <text:p>12.173621052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.2568083333333">
            <text:p>12.256808333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.2142615384615">
            <text:p>12.214261538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.1835766666667">
            <text:p>12.183576666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.1896928571429">
            <text:p>12.189692857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067">
            <text:p>12.06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0286">
            <text:p>12.028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2125705882353">
            <text:p>12.212570588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2618076923077">
            <text:p>12.26180769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.258475">
            <text:p>12.25847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2648625">
            <text:p>12.264862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.2739666666667">
            <text:p>12.273966666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.35625">
            <text:p>12.3562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.3950785714286">
            <text:p>12.395078571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.5046269230769">
            <text:p>12.504626923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603064516129">
            <text:p>12.603064516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.5950857142857">
            <text:p>12.595085714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654659375">
            <text:p>12.65465937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.7571888888889">
            <text:p>12.757188888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.68253">
            <text:p>12.6825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.9681">
            <text:p>12.968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.86418125">
            <text:p>12.8641812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.4558764705882">
            <text:p>12.455876470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.2448625">
            <text:p>12.244862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.3003148148148">
            <text:p>12.300314814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.23275">
            <text:p>12.2327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.1472">
            <text:p>12.147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.3778294117647">
            <text:p>12.377829411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.3455871794872">
            <text:p>12.345587179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.2638547619048">
            <text:p>12.2638547619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.1624208333333">
            <text:p>12.16242083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.17034375">
            <text:p>12.1703437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.170252">
            <text:p>12.17025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.1597142857143">
            <text:p>12.1597142857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.1512666666667">
            <text:p>12.151266666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.127585">
            <text:p>12.12758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.1142705882353">
            <text:p>12.114270588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.19355">
            <text:p>12.19355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.1764352941176">
            <text:p>12.176435294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.1778739130435">
            <text:p>12.177873913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.132747826087">
            <text:p>12.132747826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.044776">
            <text:p>12.044776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2.0655611111111">
            <text:p>12.065561111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2.1880428571429">
            <text:p>12.188042857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2.16366875">
            <text:p>12.1636687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.1550315789474">
            <text:p>12.155031578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.1600625">
            <text:p>12.160062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.1733555555556">
            <text:p>12.173355555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2.2111225">
            <text:p>12.211122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2.23146">
            <text:p>12.2314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.1879666666667">
            <text:p>12.187966666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.1821">
            <text:p>12.182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.2403">
            <text:p>12.2403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.2525052631579">
            <text:p>12.252505263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.1966304347826">
            <text:p>12.196630434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.1089578947368">
            <text:p>12.108957894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.1087034482759">
            <text:p>12.108703448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.1603208333333">
            <text:p>12.1603208333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2.2416333333333">
            <text:p>12.241633333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.2599111111111">
            <text:p>12.259911111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2.2943">
            <text:p>12.294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.2742875">
            <text:p>12.274287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.2212066666667">
            <text:p>12.2212066667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2.1626">
            <text:p>12.162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2.5681382352941">
            <text:p>12.568138235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.56355">
            <text:p>12.56355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.4699157894737">
            <text:p>12.469915789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.3957826086957">
            <text:p>12.3957826087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.2542733333333">
            <text:p>12.254273333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2.3100555555556">
            <text:p>12.310055555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2.1250875">
            <text:p>12.1250875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2.514762962963">
            <text:p>12.51476296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.6601055555556">
            <text:p>12.660105555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2.5670407407407">
            <text:p>12.5670407407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2.30641875">
            <text:p>12.3064187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2.18569">
            <text:p>12.1856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2.1923625">
            <text:p>12.192362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.1496666666667">
            <text:p>12.149666666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.2375545454545">
            <text:p>12.2375545455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.196335483871">
            <text:p>12.1963354839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.1621904761905">
            <text:p>12.1621904762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2.10278">
            <text:p>12.1027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.117572">
            <text:p>12.11757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.1212368421053">
            <text:p>12.121236842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2.1278625">
            <text:p>12.127862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.133502631579">
            <text:p>12.133502631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2.0489588235294">
            <text:p>12.048958823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.1178461538462">
            <text:p>12.117846153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2.134068">
            <text:p>12.134068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2.11744375">
            <text:p>12.11744375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2.1810551724138">
            <text:p>12.1810551724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.173971875">
            <text:p>12.173971875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2.152195">
            <text:p>12.15219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2.135437037037">
            <text:p>12.135437037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2.0894">
            <text:p>12.089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2.17115">
            <text:p>12.17115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2.3000714285714">
            <text:p>12.300071428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1954264705882">
            <text:p>12.195426470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10/22/2016</text:date>, <text:time>21:06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2T21:06:05</dc:date>
    <dc:creator>Andreas Mertgens</dc:creator>
    <meta:document-statistic meta:table-count="1" meta:cell-count="198" meta:object-count="1"/>
    <meta:generator>OpenOffice/4.1.2$Unix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1.271cm" svg:height="39.797cm" xlink:href=".." xlink:type="simple" chart:class="chart:line" chart:style-name="ch1">
        <chart:legend chart:legend-position="end" svg:x="48.601cm" svg:y="19.606cm" style:legend-expansion="high" chart:style-name="ch2"/>
        <chart:plot-area chart:style-name="ch3" table:cell-range-address="Tabelle1.B1:Tabelle1.B99" svg:x="1.475cm" svg:y="3.315cm" svg:width="45.076cm" svg:height="35.267cm">
          <chartooo:coordinate-region svg:x="2.423cm" svg:y="3.508cm" svg:width="43.936cm" svg:height="34.4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1:Tabelle1.B99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1468258064516">
                <text:p>12.1468258064516</text:p>
                <draw:g>
                  <svg:desc>Tabelle1.B1:Tabelle1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1736210526316">
                <text:p>12.1736210526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568083333333">
                <text:p>12.256808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2142615384615">
                <text:p>12.2142615384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835766666667">
                <text:p>12.18357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1896928571429">
                <text:p>12.18969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067">
                <text:p>12.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0286">
                <text:p>12.0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2125705882353">
                <text:p>12.2125705882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618076923077">
                <text:p>12.2618076923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58475">
                <text:p>12.25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2648625">
                <text:p>12.2648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739666666667">
                <text:p>12.2739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5625">
                <text:p>12.3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3950785714286">
                <text:p>12.39507857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046269230769">
                <text:p>12.50462692307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03064516129">
                <text:p>12.603064516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5950857142857">
                <text:p>12.5950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654659375">
                <text:p>12.654659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7571888888889">
                <text:p>12.7571888888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68253">
                <text:p>12.68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9681">
                <text:p>12.96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86418125">
                <text:p>12.8641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4558764705882">
                <text:p>12.4558764705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2448625">
                <text:p>12.2448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3003148148148">
                <text:p>12.3003148148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23275">
                <text:p>12.232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1472">
                <text:p>12.1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3778294117647">
                <text:p>12.37782941176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3455871794872">
                <text:p>12.34558717948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2638547619048">
                <text:p>12.26385476190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1624208333333">
                <text:p>12.1624208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17034375">
                <text:p>12.17034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170252">
                <text:p>12.170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1597142857143">
                <text:p>12.159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512666666667">
                <text:p>12.1512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127585">
                <text:p>12.127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1142705882353">
                <text:p>12.1142705882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19355">
                <text:p>12.19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1764352941176">
                <text:p>12.17643529411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1778739130435">
                <text:p>12.17787391304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132747826087">
                <text:p>12.1327478260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044776">
                <text:p>12.0447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0655611111111">
                <text:p>12.0655611111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1880428571429">
                <text:p>12.18804285714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16366875">
                <text:p>12.1636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1550315789474">
                <text:p>12.15503157894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1600625">
                <text:p>12.160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1733555555556">
                <text:p>12.1733555555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111225">
                <text:p>12.2111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23146">
                <text:p>12.231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1879666666667">
                <text:p>12.1879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1821">
                <text:p>12.1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2403">
                <text:p>12.24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2525052631579">
                <text:p>12.25250526315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1966304347826">
                <text:p>12.19663043478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1089578947368">
                <text:p>12.1089578947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1087034482759">
                <text:p>12.10870344827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1603208333333">
                <text:p>12.1603208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2416333333333">
                <text:p>12.2416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2599111111111">
                <text:p>12.25991111111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943">
                <text:p>12.29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2742875">
                <text:p>12.2742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2212066666667">
                <text:p>12.22120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1626">
                <text:p>12.16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5681382352941">
                <text:p>12.5681382352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56355">
                <text:p>12.563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4699157894737">
                <text:p>12.4699157894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957826086957">
                <text:p>12.39578260869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2542733333333">
                <text:p>12.25427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3100555555556">
                <text:p>12.31005555555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1250875">
                <text:p>12.1250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514762962963">
                <text:p>12.5147629629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6601055555556">
                <text:p>12.66010555555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5670407407407">
                <text:p>12.5670407407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30641875">
                <text:p>12.30641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18569">
                <text:p>12.185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1923625">
                <text:p>12.1923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1496666666667">
                <text:p>12.149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2375545454545">
                <text:p>12.23755454545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196335483871">
                <text:p>12.1963354838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1621904761905">
                <text:p>12.1621904761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10278">
                <text:p>12.102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117572">
                <text:p>12.1175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1212368421053">
                <text:p>12.12123684210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1278625">
                <text:p>12.1278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133502631579">
                <text:p>12.133502631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0489588235294">
                <text:p>12.0489588235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1178461538462">
                <text:p>12.11784615384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134068">
                <text:p>12.1340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11744375">
                <text:p>12.11744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1810551724138">
                <text:p>12.1810551724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173971875">
                <text:p>12.17397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152195">
                <text:p>12.152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135437037037">
                <text:p>12.1354370370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0894">
                <text:p>12.08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17115">
                <text:p>12.171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3000714285714">
                <text:p>12.30007142857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1954264705882">
                <text:p>12.1954264705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